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Baskerville" svg:font-family="Baskervil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master-page-name="Standard">
      <style:paragraph-properties style:page-number="auto"/>
    </style:style>
    <style:style style:name="P2" style:family="paragraph" style:parent-style-name="Corpo">
      <style:paragraph-properties fo:text-align="start" style:justify-single-word="false"/>
    </style:style>
    <style:style style:name="P3" style:family="paragraph" style:parent-style-name="Corpo">
      <style:paragraph-properties fo:margin-left="0cm" fo:margin-right="0cm" fo:text-align="start" style:justify-single-word="false" fo:text-indent="0cm" style:auto-text-indent="false"/>
    </style:style>
    <style:style style:name="P4" style:family="paragraph" style:parent-style-name="Corpo">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5" style:family="paragraph" style:parent-style-name="Corpo">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T1" style:family="text">
      <style:text-properties fo:language="it" fo:country="IT"/>
    </style:style>
    <number:date-style style:name="N8116" number:language="en" number:country="US">
      <number:day/>
      <number:text> </number:text>
      <number:month number:style="long" number:textual="true"/>
      <number:text> y</number:text>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lerio, Alessio, Martina</text:p>
      <text:p text:style-name="Heading"><text:date style:data-style-name="N8116" text:date-value="2017-05-22T22:21:28.47">22 May y</text:date></text:p>
      <text:p text:style-name="Heading"/>
      <text:p text:style-name="Heading"/>
      <text:p text:style-name="Subtitle">Specifica progetto laboratorio</text:p>
      <text:h text:style-name="Sottointestazione" text:outline-level="1">Runaway</text:h>
      <text:p text:style-name="Corpo"/>
      <text:p text:style-name="P3"><text:span text:style-name="T1">Runaway è una web-app per unire la community del running in un unico posto. Ti permette di gestire il tuo profilo utente, nel quale potrai organizzare i tuoi allenamenti, aggiornare le tue statistiche riguardanti la corsa, tenere traccia dei tuoi allenamenti mensili e verificare se hai raggiunto gli obiettivi prefissati all'inizio del mese. </text:span></text:p>
      <text:p text:style-name="P3"><text:span text:style-name="T1">Puoi creare un nuovo account tramite le tue credenziali dei maggiori provider (Facebook, Twitter, …). Come foto dell'account, è possibile usare quella del profilo collegato, o in alternativa fare l'upload di una personalizzata.</text:span></text:p>
      <text:p text:style-name="P3"><text:span text:style-name="T1">Siccome la scarpa è la migliore amica del Runner, Runaway ti da la possibilità di inserire anche la tua attuale scarpa da allenamento.</text:span></text:p>
      <text:p text:style-name="P4"><text:span text:style-name="T1">LE GARE</text:span></text:p>
      <text:p text:style-name="P3"><text:span text:style-name="T1">Come utente potrai unirti alle gare inserite da altri “Utenti Speciali”. Le gare sono complete di tutti le informazioni (km, città, tipo di terreno) in modo tale che tu possa decidere se unirti o meno. Sarà presente una mappa con il percorso, i commenti degli organizzatori che ti terranno sempre aggiornato sui nuovi sviluppi e le informazioni degli altri utenti che parteciperanno. In aggiunta, Runaway ti consiglierà le migliori gare per te in base alle tue statistiche e alla città in cui ti trovi.</text:span></text:p>
      <text:p text:style-name="P3"><text:span text:style-name="T1">Ogni qual volta si avvicina una gara alla quale partecipi riceverai un messaggio di notifica che se cliccato ti porterà al calendario con tutte le gare alle quali sei iscritto.</text:span></text:p>
      <text:p text:style-name="P3"><text:span text:style-name="T1">Nel caso in cui una gara alla quale partecipi dovesse essere eliminata, ti verrà inviata una notifica con il motivo dell'annullamento.</text:span></text:p>
      <text:p text:style-name="P3"><text:span text:style-name="T1">Alla fine di ogni gara, l’utente che l’ha organizzata inserirà i nomi dei vincitori che andranno a migliorare la loro posizione nella classifica generale.</text:span></text:p>
      <text:p text:style-name="P3"><text:span text:style-name="T1">Nella pagina di ogni gara è presente una sezione commenti.</text:span></text:p>
      <text:p text:style-name="P2"><text:span text:style-name="T1"/></text:p>
      <text:p text:style-name="P2"><text:span text:style-name="T1"/></text:p>
      <text:p text:style-name="P2"><text:soft-page-break/><text:span text:style-name="T1"/></text:p>
      <text:p text:style-name="P4"><text:span text:style-name="T1">I TEAM</text:span></text:p>
      <text:p text:style-name="P3"><text:span text:style-name="T1">Ogni utente registrato, ha la possibilità di creare ed unirsi ad un Team di runner, che potranno scambiarsi messaggi nella loro sezione dedicata in modo tale da organizzare futuri allenamenti, o semplicemente per fare due chiacchiere. Vale la regola “un utente, un team”.</text:span></text:p>
      <text:p text:style-name="P4"><text:span text:style-name="T1">LE FEED</text:span></text:p>
      <text:p text:style-name="P5"><text:span text:style-name="T1">La home page è collegata al sito web Runlovers.it, dal quale verranno prese tutte le ultime notizie riguardanti il mondo della corsa.</text:span></text:p>
      <text:p text:style-name="P2"><text:span text:style-name="T1"/></text:p>
      <text:p text:style-name="P2"><text:span text:style-name="T1"/></text:p>
      <text:p text:style-name="P2"><text:span text:style-name="T1"/></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Baskerville" svg:font-family="Baskervil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rpo" style:family="paragraph" style:default-outline-level="" style:list-style-name="">
      <style:paragraph-properties fo:margin-left="0cm" fo:margin-right="0cm" fo:margin-top="0cm" fo:margin-bottom="0cm" fo:line-height="150%" fo:text-align="start" style:justify-single-word="false" fo:keep-together="auto" fo:orphans="2" fo:widows="2" fo:hyphenation-ladder-count="no-limit" fo:text-indent="0.953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Baskerville" fo:font-size="12pt" fo:letter-spacing="normal" fo:font-style="normal" style:text-underline-style="none" fo:font-weight="normal" style:letter-kerning="true" style:font-name-asian="Baskerville2" style:font-size-asian="12pt" style:font-style-asian="normal" style:font-weight-asian="normal" style:font-name-complex="Baskerville2" style:font-size-complex="12pt" style:font-style-complex="normal" style:font-weight-complex="normal" fo:hyphenate="true" fo:hyphenation-remain-char-count="2" fo:hyphenation-push-char-count="2"/>
    </style:style>
    <style:style style:name="Subtitle" style:family="paragraph" style:parent-style-name="Heading" style:next-style-name="Text_20_body" style:default-outline-level="" style:list-style-name="" style:class="chapter">
      <style:paragraph-properties fo:margin-left="0cm" fo:margin-right="0cm" fo:margin-top="0cm" fo:margin-bottom="0cm" fo:line-height="100%" fo:text-align="center"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dc5921" style:text-outline="false" style:text-line-through-style="none" style:text-position="0% 100%" style:font-name="Baskerville1" fo:font-size="32pt" fo:letter-spacing="0.011cm" fo:language="it" fo:country="IT" fo:font-style="normal"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fo:hyphenate="true" fo:hyphenation-remain-char-count="2" fo:hyphenation-push-char-count="2"/>
    </style:style>
    <style:style style:name="Sottointestazione" style:family="paragraph" style:default-outline-level="1" style:list-style-name="">
      <style:paragraph-properties fo:margin-left="0cm" fo:margin-right="0cm" fo:margin-top="0cm" fo:margin-bottom="0.282cm" fo:line-height="100%" fo:text-align="center"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5b422a" style:text-outline="false" style:text-line-through-style="none" style:text-position="0% 100%" style:font-name="Baskerville" fo:font-size="18pt" fo:letter-spacing="normal" fo:language="it" fo:country="IT" fo:font-style="normal"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fo:hyphenate="tru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rio Colitta</meta:initial-creator>
    <meta:creation-date>2017-05-22T19:28:43.53</meta:creation-date>
    <meta:document-statistic meta:table-count="0" meta:image-count="0" meta:object-count="0" meta:page-count="2" meta:paragraph-count="17" meta:word-count="359" meta:character-count="2222"/>
    <dc:date>2017-05-22T22:21:28.46</dc:date>
    <dc:creator>Valerio Colitta</dc:creator>
    <meta:editing-duration>PT6M13S</meta:editing-duration>
    <meta:editing-cycles>1</meta:editing-cycles>
    <meta:generator>OpenOffice/4.1.3$Win32 OpenOffice.org_project/413m1$Build-9783</meta:generator>
  </office:meta>
</office:document-meta>
</file>